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3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ce1" office:value-type="string" calcext:value-type="string" table:number-columns-spanned="12" table:number-rows-spanned="1">
            <text:p>Calculations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LP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M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Exhaustive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uick</text:p>
          </table:table-cell>
          <table:covered-table-cell table:style-name="ce5"/>
          <table:covered-table-cell table:style-name="ce7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milp-charge-cnt'.B2:.B1001])" office:value-type="float" office:value="1.877" calcext:value-type="float">
            <text:p>1.877</text:p>
          </table:table-cell>
          <table:table-cell table:formula="of:=AVERAGE([$'milp-charge-cnt'.C2:.C1001])" office:value-type="float" office:value="0.133" calcext:value-type="float">
            <text:p>0.133</text:p>
          </table:table-cell>
          <table:table-cell table:formula="of:=AVERAGE([$'milp-charge-cnt'.B2:.B1001]; [$'milp-charge-cnt'.C2:.C1001])" office:value-type="float" office:value="1.005" calcext:value-type="float">
            <text:p>1.005</text:p>
          </table:table-cell>
          <table:table-cell table:formula="of:=AVERAGE([$'qm-charge-cnt'.B2:.B1001])" office:value-type="float" office:value="0.701" calcext:value-type="float">
            <text:p>0.701</text:p>
          </table:table-cell>
          <table:table-cell table:formula="of:=AVERAGE([$'qm-charge-cnt'.C2:.C1001])" office:value-type="float" office:value="0.363" calcext:value-type="float">
            <text:p>0.363</text:p>
          </table:table-cell>
          <table:table-cell table:formula="of:=AVERAGE([$'qm-charge-cnt'.B2:.B1001]; [$'qm-charge-cnt'.C2:.C1001])" office:value-type="float" office:value="0.532" calcext:value-type="float">
            <text:p>0.532</text:p>
          </table:table-cell>
          <table:table-cell table:formula="of:=AVERAGE([$'sa-exhaustive-charge-cnt'.C2:.C1001])" office:value-type="float" office:value="1.8" calcext:value-type="float">
            <text:p>1.8</text:p>
          </table:table-cell>
          <table:table-cell table:formula="of:=AVERAGE([$'sa-exhaustive-charge-cnt'.D2:.D1001])" office:value-type="float" office:value="0.159" calcext:value-type="float">
            <text:p>0.159</text:p>
          </table:table-cell>
          <table:table-cell table:formula="of:=AVERAGE([$'sa-exhaustive-charge-cnt'.C2:.C1001]; [$'sa-exhaustive-charge-cnt'.D2:.D1001])" office:value-type="float" office:value="0.9795" calcext:value-type="float">
            <text:p>0.9795</text:p>
          </table:table-cell>
          <table:table-cell table:formula="of:=AVERAGE([$'sa-quick-charge-cnt'.C2:.C1001])" office:value-type="float" office:value="1.494" calcext:value-type="float">
            <text:p>1.494</text:p>
          </table:table-cell>
          <table:table-cell table:formula="of:=AVERAGE([$'sa-quick-charge-cnt'.D2:.D1001])" office:value-type="float" office:value="0.234" calcext:value-type="float">
            <text:p>0.234</text:p>
          </table:table-cell>
          <table:table-cell table:formula="of:=AVERAGE([$'sa-quick-charge-cnt'.B2:.B1001]; [$'sa-quick-charge-cnt'.C2:.C1001])" office:value-type="float" office:value="5.1985" calcext:value-type="float">
            <text:p>5.19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milp-charge-cnt'.B2:.B2002]; [$'milp-charge-cnt'.B2:.B2002]; &quot;&gt;0&quot;)" office:value-type="float" office:value="1" calcext:value-type="float">
            <text:p>1</text:p>
          </table:table-cell>
          <table:table-cell table:formula="of:=COM.MICROSOFT.MINIFS([$'milp-charge-cnt'.C2:.C2002]; [$'milp-charge-cnt'.C2:.C2002]; &quot;&gt;0&quot;)" office:value-type="float" office:value="1" calcext:value-type="float">
            <text:p>1</text:p>
          </table:table-cell>
          <table:table-cell table:formula="of:=COM.MICROSOFT.MINIFS([$'milp-charge-cnt'.B2:.B1002]; [$'milp-charge-cnt'.B2:.B1002]; &quot;&gt;0&quot;; [$'milp-charge-cnt'.C2:.C1002]; &quot;&gt;0&quot;)" office:value-type="float" office:value="1" calcext:value-type="float">
            <text:p>1</text:p>
          </table:table-cell>
          <table:table-cell table:formula="of:=COM.MICROSOFT.MINIFS([$'qm-charge-cnt'.B2:.B2002]; [$'qm-charge-cnt'.B2:.B2002]; &quot;&gt;0&quot;)" office:value-type="float" office:value="1" calcext:value-type="float">
            <text:p>1</text:p>
          </table:table-cell>
          <table:table-cell table:formula="of:=COM.MICROSOFT.MINIFS([$'qm-charge-cnt'.C2:.C2002]; [$'qm-charge-cnt'.C2:.C2002]; &quot;&gt;0&quot;)" office:value-type="float" office:value="1" calcext:value-type="float">
            <text:p>1</text:p>
          </table:table-cell>
          <table:table-cell table:formula="of:=COM.MICROSOFT.MINIFS([$'qm-charge-cnt'.B2:.B1002]; [$'qm-charge-cnt'.B2:.B1002]; &quot;&gt;0&quot;; [$'qm-charge-cnt'.C2:.C1002]; &quot;&gt;0&quot;)" office:value-type="float" office:value="1" calcext:value-type="float">
            <text:p>1</text:p>
          </table:table-cell>
          <table:table-cell table:formula="of:=COM.MICROSOFT.MINIFS([$'sa-exhaustive-charge-cnt'.C2:.C2002]; [$'sa-exhaustive-charge-cnt'.C2:.C2002]; &quot;&gt;0&quot;)" office:value-type="float" office:value="1" calcext:value-type="float">
            <text:p>1</text:p>
          </table:table-cell>
          <table:table-cell table:formula="of:=COM.MICROSOFT.MINIFS([$'sa-exhaustive-charge-cnt'.D2:.D2002]; [$'sa-exhaustive-charge-cnt'.D2:.D2002]; &quot;&gt;0&quot;)" office:value-type="float" office:value="1" calcext:value-type="float">
            <text:p>1</text:p>
          </table:table-cell>
          <table:table-cell table:formula="of:=COM.MICROSOFT.MINIFS([$'sa-exhaustive-charge-cnt'.C2:.C1002]; [$'sa-exhaustive-charge-cnt'.C2:.C1002]; &quot;&gt;0&quot;; [$'sa-exhaustive-charge-cnt'.D2:.D1002]; &quot;&gt;0&quot;)" office:value-type="float" office:value="1" calcext:value-type="float">
            <text:p>1</text:p>
          </table:table-cell>
          <table:table-cell table:formula="of:=COM.MICROSOFT.MINIFS([$'sa-quick-charge-cnt'.C2:.C2002]; [$'sa-quick-charge-cnt'.C2:.C2002]; &quot;&gt;0&quot;)" office:value-type="float" office:value="1" calcext:value-type="float">
            <text:p>1</text:p>
          </table:table-cell>
          <table:table-cell table:formula="of:=COM.MICROSOFT.MINIFS([$'sa-quick-charge-cnt'.D2:.D2002]; [$'sa-quick-charge-cnt'.D2:.D2002]; &quot;&gt;0&quot;)" office:value-type="float" office:value="1" calcext:value-type="float">
            <text:p>1</text:p>
          </table:table-cell>
          <table:table-cell table:formula="of:=COM.MICROSOFT.MINIFS([$'sa-quick-charge-cnt'.C2:.C1002]; [$'sa-quick-charge-cnt'.C2:.C1002]; &quot;&gt;0&quot;; [$'sa-quick-charge-cnt'.D2:.D1002]; 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4" table:formula="of:=MAX([$'milp-charge-cnt'.B2:.B1003])" office:value-type="float" office:value="4" calcext:value-type="float">
            <text:p>4</text:p>
          </table:table-cell>
          <table:table-cell table:style-name="ce6" table:formula="of:=MAX([$'milp-charge-cnt'.C2:.C1003])" office:value-type="float" office:value="2" calcext:value-type="float">
            <text:p>2</text:p>
          </table:table-cell>
          <table:table-cell table:style-name="ce9" table:formula="of:=MAX([$'milp-charge-cnt'.B2:.B1003]; [$'milp-charge-cnt'.B2:.B1003])" office:value-type="float" office:value="4" calcext:value-type="float">
            <text:p>4</text:p>
          </table:table-cell>
          <table:table-cell table:style-name="ce4" table:formula="of:=MAX([$'qm-charge-cnt'.B2:.B2003])" office:value-type="float" office:value="3" calcext:value-type="float">
            <text:p>3</text:p>
          </table:table-cell>
          <table:table-cell table:style-name="ce6" table:formula="of:=MAX([$'qm-charge-cnt'.C2:.C2003])" office:value-type="float" office:value="2" calcext:value-type="float">
            <text:p>2</text:p>
          </table:table-cell>
          <table:table-cell table:style-name="ce9" table:formula="of:=MAX([$'qm-charge-cnt'.B2:.B1003]; [$'qm-charge-cnt'.C2:.C1003])" office:value-type="float" office:value="3" calcext:value-type="float">
            <text:p>3</text:p>
          </table:table-cell>
          <table:table-cell table:style-name="ce4" table:formula="of:=MAX([$'sa-exhaustive-charge-cnt'.C2:.C2003])" office:value-type="float" office:value="7" calcext:value-type="float">
            <text:p>7</text:p>
          </table:table-cell>
          <table:table-cell table:style-name="ce6" table:formula="of:=MAX([$'sa-exhaustive-charge-cnt'.D2:.D2003])" office:value-type="float" office:value="2" calcext:value-type="float">
            <text:p>2</text:p>
          </table:table-cell>
          <table:table-cell table:style-name="ce9" table:formula="of:=MAX([$'sa-exhaustive-charge-cnt'.C2:.C1003]; [$'sa-exhaustive-charge-cnt'.D2:.D1003])" office:value-type="float" office:value="7" calcext:value-type="float">
            <text:p>7</text:p>
          </table:table-cell>
          <table:table-cell table:style-name="ce4" table:formula="of:=MAX([$'sa-quick-charge-cnt'.C2:.C2003])" office:value-type="float" office:value="6" calcext:value-type="float">
            <text:p>6</text:p>
          </table:table-cell>
          <table:table-cell table:style-name="ce6" table:formula="of:=MAX([$'sa-quick-charge-cnt'.D2:.D2003])" office:value-type="float" office:value="2" calcext:value-type="float">
            <text:p>2</text:p>
          </table:table-cell>
          <table:table-cell table:style-name="ce9" table:formula="of:=MAX([$'sa-quick-charge-cnt'.C2:.C1003]; [$'sa-quick-charge-cnt'.D2:.D1003])" office:value-type="float" office:value="6" calcext:value-type="float">
            <text:p>6</text:p>
          </table:table-cell>
        </table:table-row>
      </table:table>
      <table:table table:name="milp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qm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a-exhaustive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-quick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8:32:01.5798959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8:37:44.126766331</dc:date>
    <meta:editing-duration>PT31M7S</meta:editing-duration>
    <meta:editing-cycles>19</meta:editing-cycles>
    <meta:generator>LibreOffice/24.2.1.2$Linux_X86_64 LibreOffice_project/420$Build-2</meta:generator>
    <meta:document-statistic meta:table-count="5" meta:cell-count="14070" meta:object-count="0"/>
  </office:meta>
</office:document-meta>
</file>